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19" style:family="table-column">
      <style:table-column-properties fo:break-before="auto" style:column-width="4.165cm"/>
    </style:style>
    <style:style style:name="co20" style:family="table-column">
      <style:table-column-properties fo:break-before="auto" style:column-width="4.269cm"/>
    </style:style>
    <style:style style:name="co21" style:family="table-column">
      <style:table-column-properties fo:break-before="auto" style:column-width="4.708cm"/>
    </style:style>
    <style:style style:name="co22" style:family="table-column">
      <style:table-column-properties fo:break-before="auto" style:column-width="5.046cm"/>
    </style:style>
    <style:style style:name="co14" style:family="table-column">
      <style:table-column-properties fo:break-before="auto" style:column-width="3.819cm"/>
    </style:style>
    <style:style style:name="co8" style:family="table-column">
      <style:table-column-properties fo:break-before="auto" style:column-width="3.893cm"/>
    </style:style>
    <style:style style:name="co9" style:family="table-column">
      <style:table-column-properties fo:break-before="auto" style:column-width="3.935cm"/>
    </style:style>
    <style:style style:name="co10" style:family="table-column">
      <style:table-column-properties fo:break-before="auto" style:column-width="4.076cm"/>
    </style:style>
    <style:style style:name="co11" style:family="table-column">
      <style:table-column-properties fo:break-before="auto" style:column-width="6.625cm"/>
    </style:style>
    <style:style style:name="co12" style:family="table-column">
      <style:table-column-properties fo:break-before="auto" style:column-width="2.452cm"/>
    </style:style>
    <style:style style:name="co13" style:family="table-column">
      <style:table-column-properties fo:break-before="auto" style:column-width="4.332cm"/>
    </style:style>
    <style:style style:name="co15" style:family="table-column">
      <style:table-column-properties fo:break-before="auto" style:column-width="4.039cm"/>
    </style:style>
    <style:style style:name="ro12" style:family="table-row">
      <style:table-row-properties style:row-height="0.469cm" fo:break-before="auto" style:use-optimal-row-height="true"/>
    </style:style>
    <style:style style:name="ro19" style:family="table-row">
      <style:table-row-properties style:row-height="0.469cm" fo:break-before="auto" style:use-optimal-row-height="true"/>
    </style:style>
    <style:style style:name="ro16" style:family="table-row">
      <style:table-row-properties style:row-height="2.956cm" fo:break-before="auto" style:use-optimal-row-height="true"/>
    </style:style>
    <style:style style:name="ro9" style:family="table-row">
      <style:table-row-properties style:row-height="0.88cm" fo:break-before="auto" style:use-optimal-row-height="true"/>
    </style:style>
    <style:style style:name="ro20" style:family="table-row">
      <style:table-row-properties style:row-height="1.296cm" fo:break-before="auto" style:use-optimal-row-height="true"/>
    </style:style>
    <style:style style:name="ro13" style:family="table-row">
      <style:table-row-properties style:row-height="2.125cm" fo:break-before="auto" style:use-optimal-row-height="true"/>
    </style:style>
    <style:style style:name="ro21" style:family="table-row">
      <style:table-row-properties style:row-height="3.371cm" fo:break-before="auto" style:use-optimal-row-height="true"/>
    </style:style>
    <style:style style:name="ro1" style:family="table-row">
      <style:table-row-properties style:row-height="0.469cm" fo:break-before="auto" style:use-optimal-row-height="true"/>
    </style:style>
    <style:style style:name="ro10" style:family="table-row">
      <style:table-row-properties style:row-height="0.496cm" fo:break-before="auto" style:use-optimal-row-height="true"/>
    </style:style>
    <style:style style:name="ro11" style:family="table-row">
      <style:table-row-properties style:row-height="2.161cm" fo:break-before="auto" style:use-optimal-row-height="true"/>
    </style:style>
    <style:style style:name="ro14" style:family="table-row">
      <style:table-row-properties style:row-height="2.572cm" fo:break-before="auto" style:use-optimal-row-height="true"/>
    </style:style>
    <style:style style:name="ro15" style:family="table-row">
      <style:table-row-properties style:row-height="5.489cm" fo:break-before="auto" style:use-optimal-row-height="true"/>
    </style:style>
    <style:style style:name="ro17" style:family="table-row">
      <style:table-row-properties style:row-height="2.983cm" fo:break-before="auto" style:use-optimal-row-height="true"/>
    </style:style>
    <style:style style:name="ro18" style:family="table-row">
      <style:table-row-properties style:row-height="3.826cm" fo:break-before="auto" style:use-optimal-row-height="true"/>
    </style:style>
    <style:style style:name="ro22" style:family="table-row">
      <style:table-row-properties style:row-height="4.235cm" fo:break-before="auto" style:use-optimal-row-height="true"/>
    </style:style>
    <style:style style:name="ro23" style:family="table-row">
      <style:table-row-properties style:row-height="0.90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31" style:family="table-cell" style:parent-style-name="Default">
      <style:table-cell-properties fo:background-color="#cccccc" fo:wrap-option="wrap"/>
      <style:text-properties fo:font-style="italic"/>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6" style:family="table-cell" style:parent-style-name="Default">
      <style:table-cell-properties fo:border-bottom="none" fo:wrap-option="wrap" fo:border-left="none" fo:border-right="0.002cm solid #000000" fo:border-top="none"/>
    </style:style>
    <style:style style:name="ce58" style:family="table-cell" style:parent-style-name="Default">
      <style:table-cell-properties fo:background-color="#cccccc" style:vertical-align="top"/>
      <style:text-properties fo:font-style="italic"/>
    </style:style>
    <style:style style:name="ce59"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60"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61" style:family="table-cell" style:parent-style-name="Default">
      <style:table-cell-properties fo:background-color="#ffcc99"/>
    </style:style>
    <style:style style:name="ce62" style:family="table-cell" style:parent-style-name="Default">
      <style:table-cell-properties fo:border-bottom="none" fo:background-color="#ffcc99" style:text-align-source="fix" style:repeat-content="false" fo:border-left="0.002cm solid #000000" fo:border-right="none" fo:border-top="none"/>
      <style:paragraph-properties fo:text-align="center" fo:margin-left="0cm"/>
      <style:text-properties fo:font-style="normal" fo:font-weight="bold" style:font-style-asian="normal" style:font-weight-asian="bold" style:font-style-complex="normal" style:font-weight-complex="bold"/>
    </style:style>
    <style:style style:name="ce63" style:family="table-cell" style:parent-style-name="Default">
      <style:table-cell-properties style:vertical-align="top"/>
    </style:style>
    <style:style style:name="ce40" style:family="table-cell" style:parent-style-name="Default">
      <style:table-cell-properties fo:background-color="#cccccc" fo:wrap-option="wrap" style:vertical-align="top"/>
      <style:text-properties fo:font-style="italic"/>
    </style:style>
    <style:style style:name="ce41"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2"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3" style:family="table-cell" style:parent-style-name="Default" style:data-style-name="N37">
      <style:table-cell-properties fo:border-bottom="none" fo:border-left="0.002cm solid #000000" fo:border-right="none" fo:border-top="none"/>
    </style:style>
    <style:style style:name="ce44" style:family="table-cell" style:parent-style-name="Default">
      <style:table-cell-properties fo:border-bottom="none" fo:border-left="0.002cm solid #000000" fo:border-right="none" fo:border-top="none"/>
    </style:style>
    <style:style style:name="ce45" style:family="table-cell" style:parent-style-name="Default">
      <style:table-cell-properties fo:border-bottom="none" fo:wrap-option="wrap" fo:border-left="0.002cm solid #000000" fo:border-right="none" fo:border-top="none" style:vertical-align="top"/>
    </style:style>
    <style:style style:name="ce46" style:family="table-cell" style:parent-style-name="Default">
      <style:table-cell-properties fo:border-bottom="none" fo:background-color="#ffcc99" fo:border-left="none" fo:border-right="0.002cm solid #000000" fo:border-top="0.002cm solid #000000"/>
      <style:text-properties fo:font-weight="bold"/>
    </style:style>
    <style:style style:name="ce47" style:family="table-cell" style:parent-style-name="Default" style:data-style-name="N37">
      <style:table-cell-properties fo:border="none"/>
    </style:style>
    <style:style style:name="ce48" style:family="table-cell" style:parent-style-name="Default">
      <style:table-cell-properties fo:border="none"/>
    </style:style>
    <style:style style:name="ce49" style:family="table-cell" style:parent-style-name="Default" style:data-style-name="N37">
      <style:table-cell-properties fo:border-bottom="none" fo:border-left="0.002cm solid #000000" fo:border-right="0.002cm solid #000000" fo:border-top="none"/>
    </style:style>
    <style:style style:name="ce50" style:family="table-cell" style:parent-style-name="Default">
      <style:table-cell-properties fo:border-bottom="none" fo:border-left="0.002cm solid #000000" fo:border-right="0.002cm solid #000000" fo:border-top="none"/>
    </style:style>
    <style:style style:name="ce51" style:family="table-cell" style:parent-style-name="Default">
      <style:table-cell-properties fo:border-bottom="none" fo:wrap-option="wrap" fo:border-left="0.002cm solid #000000" fo:border-right="0.002cm solid #000000" fo:border-top="none" style:vertical-align="top"/>
    </style:style>
    <style:style style:name="ce52" style:family="table-cell" style:parent-style-name="Default">
      <style:table-cell-properties fo:background-color="#e6e6ff"/>
    </style:style>
    <style:style style:name="ce53" style:family="table-cell" style:parent-style-name="Default">
      <style:text-properties fo:font-weight="normal" style:font-weight-asian="normal" style:font-weight-complex="normal"/>
    </style:style>
    <style:style style:name="ce54"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55"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4"/>
        <table:table-column table:style-name="co2" table:default-cell-style-name="ce11"/>
        <table:table-column table:style-name="co2" table:default-cell-style-name="ce44"/>
        <table:table-column table:style-name="co2" table:default-cell-style-name="ce11"/>
        <table:table-column table:style-name="co2" table:default-cell-style-name="ce44"/>
        <table:table-column table:style-name="co2" table:default-cell-style-name="ce11"/>
        <table:table-column table:style-name="co2" table:default-cell-style-name="ce44"/>
        <table:table-column table:style-name="co2" table:number-columns-repeated="3" table:default-cell-style-name="ce11"/>
        <table:table-column table:style-name="co8" table:default-cell-style-name="ce50"/>
        <table:table-column table:style-name="co2" table:default-cell-style-name="ce44"/>
        <table:table-column table:style-name="co2" table:default-cell-style-name="ce11"/>
        <table:table-column table:style-name="co2" table:number-columns-repeated="6" table:default-cell-style-name="Default"/>
        <table:table-column table:style-name="co2" table:default-cell-style-name="ce11"/>
        <table:table-column table:style-name="co9" table:default-cell-style-name="Default"/>
        <table:table-column table:style-name="co2" table:number-columns-repeated="8" table:default-cell-style-name="Default"/>
        <table:table-column table:style-name="co10" table:default-cell-style-name="Default"/>
        <table:table-column table:style-name="co2" table:default-cell-style-name="Default"/>
        <table:table-column table:style-name="co11" table:default-cell-style-name="Default"/>
        <table:table-column table:style-name="co2" table:number-columns-repeated="2" table:default-cell-style-name="Default"/>
        <table:table-column table:style-name="co1" table:number-columns-repeated="989" table:default-cell-style-name="Default"/>
        <table:table-row table:style-name="ro10">
          <table:table-cell table:style-name="ce1" office:value-type="string">
            <text:p>Zone</text:p>
          </table:table-cell>
          <table:table-cell table:style-name="ce41" office:value-type="string" table:number-columns-spanned="2" table:number-rows-spanned="1">
            <text:p>Allied Kingdoms: Derthfields</text:p>
          </table:table-cell>
          <table:covered-table-cell table:style-name="ce46"/>
          <table:table-cell table:style-name="ce41" office:value-type="string" table:number-columns-spanned="2" table:number-rows-spanned="1">
            <text:p>Shaloren</text:p>
          </table:table-cell>
          <table:covered-table-cell table:style-name="ce46"/>
          <table:table-cell table:style-name="ce41" office:value-type="string" table:number-columns-spanned="2" table:number-rows-spanned="1">
            <text:p>Thaloren</text:p>
          </table:table-cell>
          <table:covered-table-cell table:style-name="ce46"/>
          <table:table-cell table:style-name="ce41" office:value-type="string" table:number-columns-spanned="2" table:number-rows-spanned="1">
            <text:p>Dwarves</text:p>
          </table:table-cell>
          <table:covered-table-cell table:style-name="ce46"/>
          <table:table-cell table:style-name="ce41" office:value-type="string">
            <text:p>Archmages</text:p>
          </table:table-cell>
          <table:table-cell table:style-name="ce41" office:value-type="string">
            <text:p>Chronomancers</text:p>
          </table:table-cell>
          <table:table-cell table:style-name="ce41" office:value-type="string">
            <text:p>Low Undeads</text:p>
          </table:table-cell>
          <table:table-cell table:style-name="ce41" office:value-type="string" table:number-columns-spanned="2" table:number-rows-spanned="1">
            <text:p>Yeeks: Island of Rel</text:p>
          </table:table-cell>
          <table:covered-table-cell table:style-name="ce46"/>
          <table:table-cell table:style-name="ce18" office:value-type="string">
            <text:p>Western Wilderness</text:p>
          </table:table-cell>
          <table:table-cell table:style-name="ce21"/>
          <table:table-cell table:style-name="ce52" table:number-columns-repeated="2"/>
          <table:table-cell table:style-name="ce21" table:number-columns-repeated="2"/>
          <table:table-cell table:style-name="ce23"/>
          <table:table-cell table:style-name="ce21" table:number-columns-repeated="14"/>
          <table:table-cell table:style-name="ce27" table:number-columns-repeated="228"/>
          <table:table-cell table:number-columns-repeated="761"/>
        </table:table-row>
        <table:table-row table:style-name="ro10">
          <table:table-cell table:style-name="ce2" office:value-type="string">
            <text:p>Place</text:p>
          </table:table-cell>
          <table:table-cell table:style-name="ce42" office:value-type="string">
            <text:p>Kor'Pul</text:p>
          </table:table-cell>
          <table:table-cell table:style-name="ce42" office:value-type="string">
            <text:p>Trollshaws</text:p>
          </table:table-cell>
          <table:table-cell table:style-name="ce42" office:value-type="string">
            <text:p>Scintillating Caves</text:p>
          </table:table-cell>
          <table:table-cell table:style-name="ce42" office:value-type="string">
            <text:p>Rhaloren Camp</text:p>
          </table:table-cell>
          <table:table-cell table:style-name="ce42" office:value-type="string">
            <text:p>Heart of the Gloom</text:p>
          </table:table-cell>
          <table:table-cell table:style-name="ce42" office:value-type="string">
            <text:p>Lair of Norgos</text:p>
          </table:table-cell>
          <table:table-cell table:style-name="ce42" office:value-type="string">
            <text:p>Deep Bellow</text:p>
          </table:table-cell>
          <table:table-cell table:style-name="ce42" office:value-type="string">
            <text:p>Reknor Escape</text:p>
          </table:table-cell>
          <table:table-cell table:style-name="ce42" office:value-type="string">
            <text:p>Abashed Expanse</text:p>
          </table:table-cell>
          <table:table-cell table:style-name="ce42" office:value-type="string">
            <text:p>Abashed Expanse</text:p>
          </table:table-cell>
          <table:table-cell table:style-name="ce42" office:value-type="string">
            <text:p>Blighted Ruins</text:p>
          </table:table-cell>
          <table:table-cell table:style-name="ce42" office:value-type="string">
            <text:p>Lair of Murgol</text:p>
          </table:table-cell>
          <table:table-cell table:style-name="ce42"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35" office:value-type="string">
            <text:p>Illusory Castle</text:p>
          </table:table-cell>
          <table:table-cell table:style-name="ce35" office:value-type="string">
            <text:p>Crooked Vale</text:p>
          </table:table-cell>
          <table:table-cell table:style-name="ce28" table:number-columns-repeated="228"/>
          <table:table-cell table:style-name="ce29" table:number-columns-repeated="761"/>
        </table:table-row>
        <table:table-row table:style-name="ro10">
          <table:table-cell office:value-type="string">
            <text:p>Level</text:p>
          </table:table-cell>
          <table:table-cell table:style-name="ce43"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table:style-name="ce47" office:value-type="string">
            <text:p>1 to 5</text:p>
          </table:table-cell>
          <table:table-cell office:value-type="string">
            <text:p>1 to 5</text:p>
          </table:table-cell>
          <table:table-cell office:value-type="string">
            <text:p>1 to 5</text:p>
          </table:table-cell>
          <table:table-cell office:value-type="string">
            <text:p>1 to 5</text:p>
          </table:table-cell>
          <table:table-cell table:style-name="ce49" office:value-type="string">
            <text:p>1 to 8</text:p>
          </table:table-cell>
          <table:table-cell table:style-name="ce43"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3"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office:value-type="string">
            <text:p>xx to xx</text:p>
          </table:table-cell>
          <table:table-cell table:number-columns-repeated="989"/>
        </table:table-row>
        <table:table-row table:style-name="ro12">
          <table:table-cell office:value-type="string">
            <text:p>Max lev</text:p>
          </table:table-cell>
          <table:table-cell table:number-columns-repeated="2" office:value-type="float" office:value="3">
            <text:p>3</text:p>
          </table:table-cell>
          <table:table-cell table:style-name="ce48" office:value-type="float" office:value="3">
            <text:p>3</text:p>
          </table:table-cell>
          <table:table-cell office:value-type="float" office:value="3">
            <text:p>3</text:p>
          </table:table-cell>
          <table:table-cell table:style-name="ce48" office:value-type="float" office:value="3">
            <text:p>3</text:p>
          </table:table-cell>
          <table:table-cell office:value-type="float" office:value="3">
            <text:p>3</text:p>
          </table:table-cell>
          <table:table-cell table:style-name="ce48" office:value-type="float" office:value="3">
            <text:p>3</text:p>
          </table:table-cell>
          <table:table-cell table:number-columns-repeated="3"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989"/>
        </table:table-row>
        <table:table-row table:style-name="ro12">
          <table:table-cell table:number-columns-repeated="3"/>
          <table:table-cell table:style-name="ce48"/>
          <table:table-cell/>
          <table:table-cell table:style-name="ce48"/>
          <table:table-cell/>
          <table:table-cell table:style-name="ce48"/>
          <table:table-cell table:number-columns-repeated="1016"/>
        </table:table-row>
        <table:table-row table:style-name="ro10">
          <table:table-cell office:value-type="string">
            <text:p>NPC types</text:p>
          </table:table-cell>
          <table:table-cell office:value-type="string">
            <text:p>skeleton</text:p>
          </table:table-cell>
          <table:table-cell office:value-type="string">
            <text:p>troll</text:p>
          </table:table-cell>
          <table:table-cell table:style-name="ce48" office:value-type="string">
            <text:p>bears</text:p>
          </table:table-cell>
          <table:table-cell office:value-type="string">
            <text:p>rhaloren</text:p>
          </table:table-cell>
          <table:table-cell table:style-name="ce48" office:value-type="string">
            <text:p>deformed wildlife</text:p>
          </table:table-cell>
          <table:table-cell office:value-type="string">
            <text:p>snakes</text:p>
          </table:table-cell>
          <table:table-cell table:style-name="ce48"/>
          <table:table-cell office:value-type="string">
            <text:p>low level orcs</text:p>
          </table:table-cell>
          <table:table-cell office:value-type="string">
            <text:p>void elementals</text:p>
          </table:table-cell>
          <table:table-cell office:value-type="string">
            <text:p>void elemental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2"/>
        </table:table-row>
        <table:table-row table:style-name="ro10">
          <table:table-cell/>
          <table:table-cell office:value-type="string">
            <text:p>rodent</text:p>
          </table:table-cell>
          <table:table-cell office:value-type="string">
            <text:p>canine</text:p>
          </table:table-cell>
          <table:table-cell table:style-name="ce48" office:value-type="string">
            <text:p>crystals</text:p>
          </table:table-cell>
          <table:table-cell office:value-type="string">
            <text:p>canine</text:p>
          </table:table-cell>
          <table:table-cell table:style-name="ce48"/>
          <table:table-cell office:value-type="string">
            <text:p>bears</text:p>
          </table:table-cell>
          <table:table-cell table:style-name="ce48"/>
          <table:table-cell office:value-type="string">
            <text:p>stone creatures</text:p>
          </table:table-cell>
          <table:table-cell table:number-columns-repeated="2"/>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2"/>
        </table:table-row>
        <table:table-row table:style-name="ro10">
          <table:table-cell/>
          <table:table-cell office:value-type="string">
            <text:p>mold</text:p>
          </table:table-cell>
          <table:table-cell office:value-type="string">
            <text:p>vermin</text:p>
          </table:table-cell>
          <table:table-cell table:style-name="ce48" office:value-type="string">
            <text:p>mold</text:p>
          </table:table-cell>
          <table:table-cell office:value-type="string">
            <text:p>vermin</text:p>
          </table:table-cell>
          <table:table-cell table:style-name="ce48"/>
          <table:table-cell/>
          <table:table-cell table:style-name="ce48"/>
          <table:table-cell table:number-columns-repeated="3"/>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2"/>
        </table:table-row>
        <table:table-row table:style-name="ro10">
          <table:table-cell/>
          <table:table-cell office:value-type="string">
            <text:p>vermin</text:p>
          </table:table-cell>
          <table:table-cell office:value-type="string">
            <text:p>rodent</text:p>
          </table:table-cell>
          <table:table-cell table:style-name="ce48" office:value-type="string">
            <text:p>vermin</text:p>
          </table:table-cell>
          <table:table-cell office:value-type="string">
            <text:p>rodent</text:p>
          </table:table-cell>
          <table:table-cell table:style-name="ce48"/>
          <table:table-cell/>
          <table:table-cell table:style-name="ce48"/>
          <table:table-cell table:number-columns-repeated="3"/>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2"/>
        </table:table-row>
        <table:table-row table:style-name="ro10">
          <table:table-cell/>
          <table:table-cell office:value-type="string">
            <text:p>snake</text:p>
          </table:table-cell>
          <table:table-cell office:value-type="string">
            <text:p>snake</text:p>
          </table:table-cell>
          <table:table-cell table:style-name="ce48"/>
          <table:table-cell/>
          <table:table-cell table:style-name="ce48"/>
          <table:table-cell/>
          <table:table-cell table:style-name="ce48"/>
          <table:table-cell table:number-columns-repeated="3"/>
          <table:table-cell office:value-type="string">
            <text:p>necromancers</text:p>
          </table:table-cell>
          <table:table-cell table:number-columns-repeated="4"/>
          <table:table-cell office:value-type="string">
            <text:p>snake</text:p>
          </table:table-cell>
          <table:table-cell table:number-columns-repeated="1007"/>
        </table:table-row>
        <table:table-row table:style-name="ro10">
          <table:table-cell table:number-columns-repeated="2"/>
          <table:table-cell office:value-type="string">
            <text:p>plant</text:p>
          </table:table-cell>
          <table:table-cell table:style-name="ce48"/>
          <table:table-cell/>
          <table:table-cell table:style-name="ce48"/>
          <table:table-cell/>
          <table:table-cell table:style-name="ce48"/>
          <table:table-cell table:number-columns-repeated="8"/>
          <table:table-cell office:value-type="string">
            <text:p>swarm</text:p>
          </table:table-cell>
          <table:table-cell table:number-columns-repeated="1007"/>
        </table:table-row>
        <table:table-row table:style-name="ro12" table:number-rows-repeated="8">
          <table:table-cell table:number-columns-repeated="3"/>
          <table:table-cell table:style-name="ce48"/>
          <table:table-cell/>
          <table:table-cell table:style-name="ce48"/>
          <table:table-cell/>
          <table:table-cell table:style-name="ce48"/>
          <table:table-cell table:number-columns-repeated="1016"/>
        </table:table-row>
        <table:table-row table:style-name="ro10">
          <table:table-cell office:value-type="string">
            <text:p>Boss</text:p>
          </table:table-cell>
          <table:table-cell office:value-type="string">
            <text:p>Shade</text:p>
          </table:table-cell>
          <table:table-cell office:value-type="string">
            <text:p>Prox</text:p>
          </table:table-cell>
          <table:table-cell table:style-name="ce48" office:value-type="string">
            <text:p>Spellblaze Crystal</text:p>
          </table:table-cell>
          <table:table-cell office:value-type="string">
            <text:p>Rhaloren Inquisitor</text:p>
          </table:table-cell>
          <table:table-cell table:style-name="ce48" office:value-type="string">
            <text:p>Withering Thing</text:p>
          </table:table-cell>
          <table:table-cell office:value-type="string">
            <text:p>Norgos</text:p>
          </table:table-cell>
          <table:table-cell table:style-name="ce48" office:value-type="string">
            <text:p>The Mouth</text:p>
          </table:table-cell>
          <table:table-cell office:value-type="string">
            <text:p>Brotoq</text:p>
          </table:table-cell>
          <table:table-cell office:value-type="string">
            <text:p>Spacial Disturbance</text:p>
          </table:table-cell>
          <table:table-cell office:value-type="string">
            <text:p>Spacial Disturbance</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2"/>
        </table:table-row>
        <table:table-row table:style-name="ro12">
          <table:table-cell table:number-columns-repeated="3"/>
          <table:table-cell table:style-name="ce48"/>
          <table:table-cell/>
          <table:table-cell table:style-name="ce48"/>
          <table:table-cell/>
          <table:table-cell table:style-name="ce48"/>
          <table:table-cell table:number-columns-repeated="1016"/>
        </table:table-row>
        <table:table-row table:style-name="ro10">
          <table:table-cell office:value-type="string">
            <text:p>Boss Loot</text:p>
          </table:table-cell>
          <table:table-cell office:value-type="string">
            <text:p>Kor's Fall (staff)</text:p>
          </table:table-cell>
          <table:table-cell office:value-type="string">
            <text:p>Bill Tree Trunk (maul)</text:p>
          </table:table-cell>
          <table:table-cell table:style-name="ce48" office:value-type="string">
            <text:p>Crystal Focus</text:p>
          </table:table-cell>
          <table:table-cell office:value-type="string">
            <text:p>Rod of Cancellation</text:p>
          </table:table-cell>
          <table:table-cell table:style-name="ce48"/>
          <table:table-cell office:value-type="string">
            <text:p>Rhaloren Needle</text:p>
          </table:table-cell>
          <table:table-cell table:style-name="ce48" office:value-type="string">
            <text:p>The Tooth</text:p>
          </table:table-cell>
          <table:table-cell office:value-type="string">
            <text:p>Skullcleaver</text:p>
          </table:table-cell>
          <table:table-cell office:value-type="string">
            <text:p>Void Star</text:p>
          </table:table-cell>
          <table:table-cell office:value-type="string">
            <text:p>Void Star</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6"/>
        </table:table-row>
        <table:table-row table:style-name="ro10">
          <table:table-cell/>
          <table:table-cell office:value-type="string">
            <text:p>3 egos</text:p>
          </table:table-cell>
          <table:table-cell office:value-type="string">
            <text:p>3 egos</text:p>
          </table:table-cell>
          <table:table-cell table:style-name="ce48" office:value-type="string">
            <text:p>3 egos</text:p>
          </table:table-cell>
          <table:table-cell office:value-type="string">
            <text:p>3 egos</text:p>
          </table:table-cell>
          <table:table-cell table:style-name="ce48" office:value-type="string">
            <text:p>3 egos</text:p>
          </table:table-cell>
          <table:table-cell office:value-type="string">
            <text:p>3 egos</text:p>
          </table:table-cell>
          <table:table-cell table:style-name="ce48"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2"/>
        </table:table-row>
        <table:table-row table:style-name="ro10">
          <table:table-cell table:number-columns-repeated="3"/>
          <table:table-cell table:style-name="ce48"/>
          <table:table-cell/>
          <table:table-cell table:style-name="ce48"/>
          <table:table-cell/>
          <table:table-cell table:style-name="ce48"/>
          <table:table-cell table:number-columns-repeated="9"/>
          <table:table-cell office:value-type="string">
            <text:p>lots of gold</text:p>
          </table:table-cell>
          <table:table-cell/>
          <table:table-cell office:value-type="string">
            <text:p>1 ego mummy wrapping</text:p>
          </table:table-cell>
          <table:table-cell table:number-columns-repeated="1004"/>
        </table:table-row>
        <table:table-row table:style-name="ro12">
          <table:table-cell table:number-columns-repeated="3"/>
          <table:table-cell table:style-name="ce48"/>
          <table:table-cell/>
          <table:table-cell table:style-name="ce48"/>
          <table:table-cell/>
          <table:table-cell table:style-name="ce48"/>
          <table:table-cell table:number-columns-repeated="1016"/>
        </table:table-row>
        <table:table-row table:style-name="ro10">
          <table:table-cell office:value-type="string">
            <text:p>Staff of Absorption</text:p>
          </table:table-cell>
          <table:table-cell table:number-columns-repeated="2"/>
          <table:table-cell table:style-name="ce48"/>
          <table:table-cell/>
          <table:table-cell table:style-name="ce48"/>
          <table:table-cell/>
          <table:table-cell table:style-name="ce48"/>
          <table:table-cell table:number-columns-repeated="10"/>
          <table:table-cell office:value-type="string">
            <text:p>yes</text:p>
          </table:table-cell>
          <table:table-cell table:number-columns-repeated="1005"/>
        </table:table-row>
        <table:table-row table:style-name="ro12">
          <table:table-cell/>
          <table:table-cell office:value-type="string">
            <text:p><text:s/></text:p>
          </table:table-cell>
          <table:table-cell/>
          <table:table-cell table:style-name="ce48" office:value-type="string">
            <text:p><text:s/></text:p>
          </table:table-cell>
          <table:table-cell/>
          <table:table-cell table:style-name="ce48" office:value-type="string">
            <text:p><text:s/></text:p>
          </table:table-cell>
          <table:table-cell/>
          <table:table-cell table:style-name="ce48" office:value-type="string">
            <text:p><text:s/></text:p>
          </table:table-cell>
          <table:table-cell table:number-columns-repeated="3"/>
          <table:table-cell table:number-columns-repeated="2" office:value-type="string">
            <text:p><text:s/></text:p>
          </table:table-cell>
          <table:table-cell table:number-columns-repeated="1011"/>
        </table:table-row>
        <table:table-row table:style-name="ro10">
          <table:table-cell office:value-type="string">
            <text:p>Normal Loot</text:p>
          </table:table-cell>
          <table:table-cell table:number-columns-repeated="2"/>
          <table:table-cell table:style-name="ce48"/>
          <table:table-cell/>
          <table:table-cell table:style-name="ce48"/>
          <table:table-cell/>
          <table:table-cell table:style-name="ce48"/>
          <table:table-cell table:number-columns-repeated="1016"/>
        </table:table-row>
        <table:table-row table:style-name="ro12" table:number-rows-repeated="3">
          <table:table-cell table:number-columns-repeated="3"/>
          <table:table-cell table:style-name="ce48"/>
          <table:table-cell/>
          <table:table-cell table:style-name="ce48"/>
          <table:table-cell/>
          <table:table-cell table:style-name="ce48"/>
          <table:table-cell table:number-columns-repeated="1016"/>
        </table:table-row>
        <table:table-row table:style-name="ro12" table:number-rows-repeated="3">
          <table:table-cell table:number-columns-repeated="1024"/>
        </table:table-row>
        <table:table-row table:style-name="ro11">
          <table:table-cell table:style-name="ce40" office:value-type="string">
            <text:p>Notes</text:p>
          </table:table-cell>
          <table:table-cell table:style-name="ce45"/>
          <table:table-cell table:style-name="ce12" office:value-type="string">
            <text:p>special lore quest to find the treasure guarded by Bill</text:p>
          </table:table-cell>
          <table:table-cell table:style-name="ce45"/>
          <table:table-cell table:style-name="ce12"/>
          <table:table-cell table:style-name="ce45" office:value-type="string">
            <text:p>zone wide gloom</text:p>
          </table:table-cell>
          <table:table-cell table:style-name="ce12" office:value-type="string">
            <text:p>norgos is a huge bear</text:p>
          </table:table-cell>
          <table:table-cell table:style-name="ce45" office:value-type="string">
            <text:p>« from beneath, it devours »</text:p>
          </table:table-cell>
          <table:table-cell table:style-name="ce12" office:value-type="string">
            <text:p>start near reknor and must escape; cant go to town</text:p>
          </table:table-cell>
          <table:table-cell table:style-name="ce12" office:value-type="string">
            <text:p>a part of Eyal that was crushed and thrown into space by the spellblaze</text:p>
          </table:table-cell>
          <table:table-cell table:style-name="ce12" office:value-type="string">
            <text:p>a part of Eyal that was crushed and thrown into space by the spellblaze</text:p>
          </table:table-cell>
          <table:table-cell table:style-name="ce51"/>
          <table:table-cell table:style-name="ce45"/>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2"/>
        </table:table-row>
        <table:table-row table:style-name="ro14">
          <table:table-cell table:style-name="ce40"/>
          <table:table-cell table:style-name="ce45"/>
          <table:table-cell table:style-name="ce12"/>
          <table:table-cell table:style-name="ce45"/>
          <table:table-cell table:style-name="ce12"/>
          <table:table-cell table:style-name="ce45"/>
          <table:table-cell table:style-name="ce12"/>
          <table:table-cell table:style-name="ce45" office:value-type="string">
            <text:p>the mouth is an horror that can not move, but it can draw you in</text:p>
          </table:table-cell>
          <table:table-cell table:style-name="ce12" office:value-type="string">
            <text:p>near the end the boss catches you and you must fight</text:p>
          </table:table-cell>
          <table:table-cell table:style-name="ce12" table:number-columns-repeated="2"/>
          <table:table-cell table:style-name="ce51"/>
          <table:table-cell table:style-name="ce45"/>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6"/>
          <table:table-cell table:style-name="ce20" table:number-columns-repeated="989"/>
        </table:table-row>
        <table:table-row table:style-name="ro15">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office:value-type="string">
            <text:p>automatic team member: Norgan, your fellow squadmate</text:p>
          </table:table-cell>
          <table:table-cell table:style-name="ce12" table:number-columns-repeated="2"/>
          <table:table-cell table:style-name="ce51"/>
          <table:table-cell table:style-name="ce45"/>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number-columns-repeated="2"/>
          <table:table-cell table:style-name="ce20" table:number-columns-repeated="989"/>
        </table:table-row>
        <table:table-row table:style-name="ro17">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number-columns-repeated="2"/>
          <table:table-cell table:style-name="ce20" table:number-columns-repeated="989"/>
        </table:table-row>
        <table:table-row table:style-name="ro18">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number-columns-repeated="2"/>
          <table:table-cell table:style-name="ce20" table:number-columns-repeated="989"/>
        </table:table-row>
        <table:table-row table:style-name="ro15">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number-columns-repeated="2"/>
          <table:table-cell table:style-name="ce20" table:number-columns-repeated="989"/>
        </table:table-row>
        <table:table-row table:style-name="ro15">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number-columns-repeated="2"/>
          <table:table-cell table:style-name="ce20" table:number-columns-repeated="989"/>
        </table:table-row>
        <table:table-row table:style-name="ro22">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number-columns-repeated="2"/>
          <table:table-cell table:style-name="ce20" table:number-columns-repeated="989"/>
        </table:table-row>
        <table:table-row table:style-name="ro22">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number-columns-repeated="2"/>
          <table:table-cell table:style-name="ce20" table:number-columns-repeated="989"/>
        </table:table-row>
        <table:table-row table:style-name="ro17">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number-columns-repeated="2"/>
          <table:table-cell table:style-name="ce20" table:number-columns-repeated="989"/>
        </table:table-row>
        <table:table-row table:style-name="ro17">
          <table:table-cell table:style-name="ce40"/>
          <table:table-cell table:style-name="ce45"/>
          <table:table-cell table:style-name="ce12"/>
          <table:table-cell table:style-name="ce45"/>
          <table:table-cell table:style-name="ce12"/>
          <table:table-cell table:style-name="ce45"/>
          <table:table-cell table:style-name="ce12"/>
          <table:table-cell table:style-name="ce45"/>
          <table:table-cell table:style-name="ce12" table:number-columns-repeated="3"/>
          <table:table-cell table:style-name="ce51"/>
          <table:table-cell table:style-name="ce45"/>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number-columns-repeated="2"/>
          <table:table-cell table:style-name="ce20" table:number-columns-repeated="989"/>
        </table:table-row>
        <table:table-row table:style-name="ro17" table:number-rows-repeated="9">
          <table:table-cell table:number-columns-repeated="29"/>
          <table:table-cell table:style-name="ce26" table:number-columns-repeated="3"/>
          <table:table-cell/>
          <table:table-cell table:style-name="ce26" table:number-columns-repeated="2"/>
          <table:table-cell table:number-columns-repeated="989"/>
        </table:table-row>
        <table:table-row table:style-name="ro17" table:number-rows-repeated="65481">
          <table:table-cell table:number-columns-repeated="1024"/>
        </table:table-row>
        <table:table-row table:style-name="ro17">
          <table:table-cell table:number-columns-repeated="1024"/>
        </table:table-row>
      </table:table>
      <table:table table:name="Far-East-Wild" table:style-name="ta1" table:print="false">
        <table:table-column table:style-name="co1" table:default-cell-style-name="ce3"/>
        <table:table-column table:style-name="co2" table:number-columns-repeated="5" table:default-cell-style-name="Default"/>
        <table:table-column table:style-name="co19" table:default-cell-style-name="Default"/>
        <table:table-column table:style-name="co20" table:number-columns-repeated="6" table:default-cell-style-name="Default"/>
        <table:table-column table:style-name="co21" table:default-cell-style-name="Default"/>
        <table:table-column table:style-name="co2" table:default-cell-style-name="Default"/>
        <table:table-column table:style-name="co2" table:default-cell-style-name="ce11"/>
        <table:table-column table:style-name="co2" table:default-cell-style-name="Default"/>
        <table:table-column table:style-name="co22" table:default-cell-style-name="Default"/>
        <table:table-column table:style-name="co2" table:number-columns-repeated="3" table:default-cell-style-name="Default"/>
        <table:table-column table:style-name="co1" table:number-columns-repeated="1003" table:default-cell-style-name="Default"/>
        <table:table-row table:style-name="ro12">
          <table:table-cell table:style-name="ce1" office:value-type="string">
            <text:p>Zone</text:p>
          </table:table-cell>
          <table:table-cell table:style-name="ce59" office:value-type="string" table:number-columns-spanned="2" table:number-rows-spanned="1">
            <text:p>Orc: Sunwall outpost</text:p>
          </table:table-cell>
          <table:covered-table-cell table:style-name="ce61"/>
          <table:table-cell table:style-name="ce62" office:value-type="string">
            <text:p>Sunpal/anorithil</text:p>
          </table:table-cell>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5"/>
        </table:table-row>
        <table:table-row table:style-name="ro12">
          <table:table-cell table:style-name="ce2" office:value-type="string">
            <text:p>Place</text:p>
          </table:table-cell>
          <table:table-cell table:number-columns-repeated="2" table:style-name="ce60" office:value-type="string">
            <text:p>Sunwall Outpost</text:p>
          </table:table-cell>
          <table:table-cell table:style-name="ce60" office:value-type="string">
            <text:p>Slazish Fens</text:p>
          </table:table-cell>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5"/>
        </table:table-row>
        <table:table-row table:style-name="ro12">
          <table:table-cell office:value-type="string">
            <text:p>Level</text:p>
          </table:table-cell>
          <table:table-cell table:number-columns-repeated="3" office:value-type="string">
            <text:p>1 to 5</text:p>
          </table:table-cell>
          <table:table-cell table:number-columns-repeated="3" office:value-type="string">
            <text:p>25 to 30</text:p>
          </table:table-cell>
          <table:table-cell table:number-columns-repeated="3" office:value-type="string">
            <text:p>30 to 35</text:p>
          </table:table-cell>
          <table:table-cell table:number-columns-repeated="4"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table:number-columns-repeated="2" office:value-type="string">
            <text:p>35 to 50</text:p>
          </table:table-cell>
          <table:table-cell office:value-type="string">
            <text:p>35 to 45</text:p>
          </table:table-cell>
          <table:table-cell office:value-type="float" office:value="100">
            <text:p>100</text:p>
          </table:table-cell>
          <table:table-cell table:number-columns-repeated="1003"/>
        </table:table-row>
        <table:table-row table:style-name="ro12">
          <table:table-cell office:value-type="string">
            <text:p>Max lev</text:p>
          </table:table-cell>
          <table:table-cell table:number-columns-repeated="3" office:value-type="float" office:value="3">
            <text:p>3</text:p>
          </table:table-cell>
          <table:table-cell table:number-columns-repeated="6"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3"/>
        </table:table-row>
        <table:table-row table:style-name="ro12">
          <table:table-cell table:number-columns-repeated="1024"/>
        </table:table-row>
        <table:table-row table:style-name="ro12">
          <table:table-cell office:value-type="string">
            <text:p>NPC types</text:p>
          </table:table-cell>
          <table:table-cell table:number-columns-repeated="2"/>
          <table:table-cell office:value-type="string">
            <text:p>nagas</text:p>
          </table:table-cell>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3"/>
        </table:table-row>
        <table:table-row table:style-name="ro12">
          <table:table-cell table:number-columns-repeated="5"/>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3"/>
        </table:table-row>
        <table:table-row table:style-name="ro12">
          <table:table-cell table:number-columns-repeated="5"/>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3"/>
        </table:table-row>
        <table:table-row table:style-name="ro12">
          <table:table-cell table:number-columns-repeated="5"/>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3"/>
        </table:table-row>
        <table:table-row table:style-name="ro12">
          <table:table-cell table:number-columns-repeated="15"/>
          <table:table-cell office:value-type="string">
            <text:p>undeads</text:p>
          </table:table-cell>
          <table:table-cell table:number-columns-repeated="1008"/>
        </table:table-row>
        <table:table-row table:style-name="ro12" table:number-rows-repeated="9">
          <table:table-cell table:number-columns-repeated="1024"/>
        </table:table-row>
        <table:table-row table:style-name="ro12">
          <table:table-cell office:value-type="string">
            <text:p>Boss</text:p>
          </table:table-cell>
          <table:table-cell table:number-columns-repeated="2" office:value-type="string">
            <text:p>Sun Paladin Tornuk</text:p>
          </table:table-cell>
          <table:table-cell office:value-type="string">
            <text:p>Zoisla the Invader</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3"/>
        </table:table-row>
        <table:table-row table:style-name="ro12">
          <table:table-cell table:number-columns-repeated="5"/>
          <table:table-cell office:value-type="string">
            <text:p>Mad Artificier</text:p>
          </table:table-cell>
          <table:table-cell table:number-columns-repeated="1018"/>
        </table:table-row>
        <table:table-row table:style-name="ro19">
          <table:table-cell office:value-type="string">
            <text:p>Boss Loot</text:p>
          </table:table-cell>
          <table:table-cell office:value-type="string">
            <text:p>Ring of Lost Love</text:p>
          </table:table-cell>
          <table:table-cell office:value-type="string">
            <text:p>Ring of Flames</text:p>
          </table:table-cell>
          <table:table-cell office:value-type="string">
            <text:p>Robes of Deflection</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3"/>
        </table:table-row>
        <table:table-row table:style-name="ro12">
          <table:table-cell/>
          <table:table-cell table:number-columns-repeated="2" office:value-type="string">
            <text:p>3 egos</text:p>
          </table:table-cell>
          <table:table-cell office:value-type="string">
            <text:p>3 egos </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8"/>
        </table:table-row>
        <table:table-row table:style-name="ro12">
          <table:table-cell table:number-columns-repeated="6"/>
          <table:table-cell office:value-type="string">
            <text:p>5 egos</text:p>
          </table:table-cell>
          <table:table-cell table:number-columns-repeated="4"/>
          <table:table-cell table:number-columns-repeated="3"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5"/>
        </table:table-row>
        <table:table-row table:style-name="ro12" table:number-rows-repeated="3">
          <table:table-cell table:number-columns-repeated="1024"/>
        </table:table-row>
        <table:table-row table:style-name="ro12">
          <table:table-cell office:value-type="string">
            <text:p>Normal Loot</text:p>
          </table:table-cell>
          <table:table-cell table:number-columns-repeated="1023"/>
        </table:table-row>
        <table:table-row table:style-name="ro12" table:number-rows-repeated="6">
          <table:table-cell table:number-columns-repeated="1024"/>
        </table:table-row>
        <table:table-row table:style-name="ro16">
          <table:table-cell table:style-name="ce58" office:value-type="string">
            <text:p>Notes</text:p>
          </table:table-cell>
          <table:table-cell table:style-name="ce20" table:number-columns-repeated="2"/>
          <table:table-cell table:style-name="ce20" office:value-type="string">
            <text:p>starting zone for sun paladins &amp; anorithil in the far east. Teleports to maj'eyal at the end</text:p>
          </table:table-cell>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number-columns-repeated="2"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63" table:number-columns-repeated="1003"/>
        </table:table-row>
        <table:table-row table:style-name="ro9">
          <table:table-cell table:style-name="ce31"/>
          <table:table-cell table:style-name="ce26" table:number-columns-repeated="5"/>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8"/>
        </table:table-row>
        <table:table-row table:style-name="ro16">
          <table:table-cell table:style-name="ce31"/>
          <table:table-cell table:style-name="ce26" table:number-columns-repeated="12"/>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0">
          <table:table-cell table:style-name="ce31"/>
          <table:table-cell table:style-name="ce26" table:number-columns-repeated="14"/>
          <table:table-cell table:style-name="ce36" office:value-type="string">
            <text:p>Entering the zone will lock any exit, you are trapped inside</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13">
          <table:table-cell table:style-name="ce31"/>
          <table:table-cell table:style-name="ce26" table:number-columns-repeated="14"/>
          <table:table-cell table:style-name="ce36" office:value-type="string">
            <text:p>If mount doom was successfull or if you spared aeryn she comes back to help you fight the istari.</text:p>
          </table:table-cell>
          <table:table-cell table:style-name="ce26" table:number-columns-repeated="1008"/>
        </table:table-row>
        <table:table-row table:style-name="ro12">
          <table:table-cell table:style-name="ce31"/>
          <table:table-cell table:style-name="ce26" table:number-columns-repeated="14"/>
          <table:table-cell table:style-name="ce36"/>
          <table:table-cell table:style-name="ce26" table:number-columns-repeated="1008"/>
        </table:table-row>
        <table:table-row table:style-name="ro21">
          <table:table-cell table:style-name="ce31"/>
          <table:table-cell table:style-name="ce26" table:number-columns-repeated="14"/>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8"/>
        </table:table-row>
        <table:table-row table:style-name="ro21" table:number-rows-repeated="3">
          <table:table-cell table:style-name="ce31"/>
          <table:table-cell table:style-name="ce26" table:number-columns-repeated="14"/>
          <table:table-cell table:style-name="ce36"/>
          <table:table-cell table:style-name="ce26" table:number-columns-repeated="1008"/>
        </table:table-row>
        <table:table-row table:style-name="ro21" table:number-rows-repeated="8">
          <table:table-cell/>
          <table:table-cell table:style-name="ce26" table:number-columns-repeated="14"/>
          <table:table-cell table:style-name="ce36"/>
          <table:table-cell table:style-name="ce26" table:number-columns-repeated="5"/>
          <table:table-cell table:number-columns-repeated="1003"/>
        </table:table-row>
        <table:table-row table:style-name="ro21" table:number-rows-repeated="65481">
          <table:table-cell table:number-columns-repeated="1024"/>
        </table:table-row>
        <table:table-row table:style-name="ro21">
          <table:table-cell table:number-columns-repeated="1024"/>
        </table:table-row>
      </table:table>
      <table:table table:name="Eyal-Towns" table:style-name="ta1" table:print="false">
        <table:table-column table:style-name="co12" table:default-cell-style-name="ce3"/>
        <table:table-column table:style-name="co2" table:number-columns-repeated="2" table:default-cell-style-name="Default"/>
        <table:table-column table:style-name="co13" table:default-cell-style-name="Default"/>
        <table:table-column table:style-name="co15" table:default-cell-style-name="Default"/>
        <table:table-column table:style-name="co2" table:default-cell-style-name="Default"/>
        <table:table-column table:style-name="co13" table:default-cell-style-name="Default"/>
        <table:table-column table:style-name="co2" table:number-columns-repeated="3" table:default-cell-style-name="Default"/>
        <table:table-column table:style-name="co2" table:default-cell-style-name="ce11"/>
        <table:table-column table:style-name="co1" table:number-columns-repeated="1013" table:default-cell-style-name="Default"/>
        <table:table-row table:style-name="ro10">
          <table:table-cell table:style-name="ce1" office:value-type="string">
            <text:p>Town</text:p>
          </table:table-cell>
          <table:table-cell table:style-name="ce18" office:value-type="string">
            <text:p>Maj'Eyal</text:p>
          </table:table-cell>
          <table:table-cell table:style-name="ce21"/>
          <table:table-cell table:style-name="ce52"/>
          <table:table-cell table:style-name="ce21" table:number-columns-repeated="2"/>
          <table:table-cell table:style-name="ce52"/>
          <table:table-cell table:style-name="ce21" table:number-columns-repeated="2"/>
          <table:table-cell table:style-name="ce52"/>
          <table:table-cell table:style-name="ce23"/>
          <table:table-cell table:style-name="ce27" table:number-columns-repeated="243"/>
          <table:table-cell table:number-columns-repeated="770"/>
        </table:table-row>
        <table:table-row table:style-name="ro12">
          <table:table-cell table:style-name="ce54"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office:value-type="string">
            <text:p>Point Zero</text:p>
          </table:table-cell>
          <table:table-cell table:style-name="ce25" table:number-columns-repeated="4"/>
          <table:table-cell table:style-name="ce28" table:number-columns-repeated="243"/>
          <table:table-cell table:style-name="ce29" table:number-columns-repeated="768"/>
          <table:table-cell table:number-columns-repeated="2"/>
        </table:table-row>
        <table:table-row table:style-name="ro12">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office:value-type="float" office:value="25">
            <text:p>25</text:p>
          </table:table-cell>
          <table:table-cell table:number-columns-repeated="1017"/>
        </table:table-row>
        <table:table-row table:style-name="ro12" table:number-rows-repeated="2">
          <table:table-cell table:number-columns-repeated="1024"/>
        </table:table-row>
        <table:table-row table:style-name="ro10">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office:value-type="string">
            <text:p>any</text:p>
          </table:table-cell>
          <table:table-cell table:number-columns-repeated="1017"/>
        </table:table-row>
        <table:table-row table:style-name="ro10">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0">
          <table:table-cell table:number-columns-repeated="3"/>
          <table:table-cell office:value-type="string">
            <text:p>halflings</text:p>
          </table:table-cell>
          <table:table-cell table:number-columns-repeated="1020"/>
        </table:table-row>
        <table:table-row table:style-name="ro12" table:number-rows-repeated="11">
          <table:table-cell table:number-columns-repeated="1024"/>
        </table:table-row>
        <table:table-row table:style-name="ro10">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55" office:value-type="string">
            <text:p>Aranion Gayaeil</text:p>
          </table:table-cell>
          <table:table-cell office:value-type="string">
            <text:p>Supreme Timemaster Zemekkys</text:p>
          </table:table-cell>
          <table:table-cell table:number-columns-repeated="1017"/>
        </table:table-row>
        <table:table-row table:style-name="ro10">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office:value-type="string">
            <text:p>(Shalore Male)</text:p>
          </table:table-cell>
          <table:table-cell table:number-columns-repeated="1017"/>
        </table:table-row>
        <table:table-row table:style-name="ro10">
          <table:table-cell office:value-type="string">
            <text:p>Boss Loot</text:p>
          </table:table-cell>
          <table:table-cell table:number-columns-repeated="1023"/>
        </table:table-row>
        <table:table-row table:style-name="ro12" table:number-rows-repeated="5">
          <table:table-cell table:number-columns-repeated="1024"/>
        </table:table-row>
        <table:table-row table:style-name="ro10">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2"/>
          <table:table-cell office:value-type="string">
            <text:p>Wands &amp; Staves</text:p>
          </table:table-cell>
          <table:table-cell table:number-columns-repeated="1017"/>
        </table:table-row>
        <table:table-row table:style-name="ro10">
          <table:table-cell table:number-columns-repeated="3"/>
          <table:table-cell office:value-type="string">
            <text:p>Magic teachings</text:p>
          </table:table-cell>
          <table:table-cell table:number-columns-repeated="2"/>
          <table:table-cell office:value-type="string">
            <text:p>Magic teachings</text:p>
          </table:table-cell>
          <table:table-cell table:number-columns-repeated="1017"/>
        </table:table-row>
        <table:table-row table:style-name="ro12" table:number-rows-repeated="5">
          <table:table-cell table:number-columns-repeated="1024"/>
        </table:table-row>
        <table:table-row table:style-name="ro23">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table-cell table:style-name="ce26" office:value-type="string">
            <text:p>Chronomancers town</text:p>
          </table:table-cell>
          <table:table-cell table:style-name="ce26" table:number-columns-repeated="3"/>
          <table:table-cell table:style-name="ce36"/>
          <table:table-cell table:style-name="ce26" table:number-columns-repeated="1013"/>
        </table:table-row>
        <table:table-row table:style-name="ro18">
          <table:table-cell table:style-name="ce31"/>
          <table:table-cell table:style-name="ce26" table:number-columns-repeated="2"/>
          <table:table-cell table:style-name="ce26" office:value-type="string">
            <text:p>All mages come from there.</text:p>
            <text:p><text:span text:style-name="T1">It was founded by </text:span><text:span text:style-name="T1">« renegate » elves who </text:span><text:span text:style-name="T1">did not want to see the </text:span><text:span text:style-name="T1">« true » magic of the </text:span><text:span text:style-name="T1">Istari be forgotten.</text:span></text:p>
            <text:p><text:span text:style-name="T1">It is said Gandalf secretly </text:span><text:span text:style-name="T1">helped them.</text:span></text:p>
          </table:table-cell>
          <table:table-cell table:style-name="ce26" office:value-type="string">
            <text:p>Sun Paladins and Anorithil comes from there</text:p>
          </table:table-cell>
          <table:table-cell table:style-name="ce26"/>
          <table:table-cell table:style-name="ce26" office:value-type="string">
            <text:p>All time wardens &amp; paradox mages come from here</text:p>
          </table:table-cell>
          <table:table-cell table:style-name="ce26" table:number-columns-repeated="3"/>
          <table:table-cell table:style-name="ce36"/>
          <table:table-cell table:style-name="ce26" table:number-columns-repeated="1013"/>
        </table:table-row>
        <table:table-row table:style-name="ro12">
          <table:table-cell table:style-name="ce31"/>
          <table:table-cell table:style-name="ce26" table:number-columns-repeated="9"/>
          <table:table-cell table:style-name="ce36"/>
          <table:table-cell table:style-name="ce26" table:number-columns-repeated="1013"/>
        </table:table-row>
        <table:table-row table:style-name="ro17">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6"/>
          <table:table-cell table:style-name="ce36"/>
          <table:table-cell table:style-name="ce26" table:number-columns-repeated="1013"/>
        </table:table-row>
        <table:table-row table:style-name="ro12">
          <table:table-cell table:style-name="ce31"/>
          <table:table-cell table:style-name="ce26" table:number-columns-repeated="9"/>
          <table:table-cell table:style-name="ce36"/>
          <table:table-cell table:style-name="ce26" table:number-columns-repeated="1013"/>
        </table:table-row>
        <table:table-row table:style-name="ro23">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23" table:number-rows-repeated="8">
          <table:table-cell table:style-name="ce31"/>
          <table:table-cell table:style-name="ce26" table:number-columns-repeated="9"/>
          <table:table-cell table:style-name="ce36"/>
          <table:table-cell table:style-name="ce26" table:number-columns-repeated="1013"/>
        </table:table-row>
        <table:table-row table:style-name="ro23" table:number-rows-repeated="65487">
          <table:table-cell table:number-columns-repeated="1024"/>
        </table:table-row>
        <table:table-row table:style-name="ro23">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4">04/10/2011</text:date>, <text:time>02:08: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10-04T02:08:21</dc:date>
    <dc:language>fr-FR</dc:language>
    <meta:editing-cycles>201</meta:editing-cycles>
    <meta:editing-duration>P13DT26M14S</meta:editing-duration>
    <meta:document-statistic meta:table-count="4" meta:cell-count="587" meta:object-count="0"/>
    <meta:user-defined meta:name="Info 1"/>
    <meta:user-defined meta:name="Info 2"/>
    <meta:user-defined meta:name="Info 3"/>
    <meta:user-defined meta:name="Info 4"/>
  </office:meta>
</office:document-meta>
</file>